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Toledo (1-2)</text:p>
          </table:table-cell>
          <table:table-cell office:value-type="string">
            <text:p>25</text:p>
          </table:table-cell>
          <table:table-cell office:value-type="string">
            <text:p>24</text:p>
          </table:table-cell>
          <table:table-cell office:value-type="string">
            <text:p>21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urdue Fort Wayne (2-1)</text:p>
          </table:table-cell>
          <table:table-cell office:value-type="string">
            <text:p>14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Toledo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25</text:p>
          </table:table-cell>
          <table:table-cell office:value-type="string">
            <text:p>.44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27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36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.21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44</text:p>
          </table:table-cell>
          <table:table-cell office:value-type="string">
            <text:p>.31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36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44</text:p>
          </table:table-cell>
          <table:table-cell office:value-type="string">
            <text:p>.273</text:p>
          </table:table-cell>
        </table:table-row>
      </table:table>
      <table:table table:name="Sheet 2">
        <table:table-row>
          <table:table-cell office:value-type="string">
            <text:p>Toledo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Zoe Birnbrich 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6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Lauren Bakaitis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Saige Thomas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Rhyen Neal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Rachel Vidourek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27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Emma Swope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37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Chloee Kleespies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44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Brianna Fost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Annie Beasley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Carly Townsend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000</text:p>
          </table:table-cell>
          <table:table-cell office:value-type="string">
            <text:p>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aurissa Leonard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Lynnea Cla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1</text:p>
          </table:table-cell>
          <table:table-cell office:value-type="string">
            <text:p>13</text:p>
          </table:table-cell>
          <table:table-cell office:value-type="string">
            <text:p>127</text:p>
          </table:table-cell>
          <table:table-cell office:value-type="string">
            <text:p>.299</text:p>
          </table:table-cell>
          <table:table-cell office:value-type="string">
            <text:p>48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62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167</text:p>
          </table:table-cell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22</text:p>
          </table:table-cell>
          <table:table-cell office:value-type="string">
            <text:p>.31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6</text:p>
          </table:table-cell>
          <table:table-cell office:value-type="string">
            <text:p>51</text:p>
          </table:table-cell>
          <table:table-cell office:value-type="string">
            <text:p>.294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44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.4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2</text:p>
          </table:table-cell>
          <table:table-cell office:value-type="string">
            <text:p>20</text:p>
          </table:table-cell>
          <table:table-cell office:value-type="string">
            <text:p>156</text:p>
          </table:table-cell>
          <table:table-cell office:value-type="string">
            <text:p>.269</text:p>
          </table:table-cell>
          <table:table-cell office:value-type="string">
            <text:p>56</text:p>
          </table:table-cell>
          <table:table-cell office:value-type="string">
            <text:p>7</text:p>
          </table:table-cell>
          <table:table-cell office:value-type="string">
            <text:p>17</text:p>
          </table:table-cell>
          <table:table-cell office:value-type="string">
            <text:p>4</text:p>
          </table:table-cell>
          <table:table-cell office:value-type="string">
            <text:p>57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3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